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f4a53" officeooo:paragraph-rsid="000f4a53" style:font-weight-asian="bold" style:font-name-complex="Arial"/>
    </style:style>
    <style:style style:name="P12" style:family="paragraph" style:parent-style-name="Standard"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3d4de" officeooo:paragraph-rsid="000f4a53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f4a53" officeooo:paragraph-rsid="000f4a53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Heading_20_1">
      <style:text-properties fo:font-size="12pt" style:font-size-asian="12pt"/>
    </style:style>
    <style:style style:name="P28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c6a27"/>
    </style:style>
    <style:style style:name="T5" style:family="text">
      <style:text-properties officeooo:rsid="000d5e3c"/>
    </style:style>
    <style:style style:name="T6" style:family="text">
      <style:text-properties officeooo:rsid="000f4a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5" office:value-type="string">
            <text:h text:style-name="P28" text:outline-level="3"><text:span text:style-name="T6">Consultar de </text:span>agenda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<text:span text:style-name="T1">Médico</text:span>(I), <text:span text:style-name="T2">Enfermero(I), Auxiliar(I), Celador(I), Fisioterapeuta(I), Personal de mantenimiento (I), Personal Administrativo 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9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24">Gestión de agenda</text:p>
          </table:table-cell>
          <table:covered-table-cell/>
          <table:table-cell table:style-name="Tabla1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2">La modificación de la agenda debe estar autorizada por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0">Grupo <text:span text:style-name="T6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4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3">Que en cualquier momento sepa cualquier trabajador cual es su turno de trabajo y para tener bien organizados cambios o imprevistos que puedan surgir. <text:s/>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1">Se proporciona <text:span text:style-name="T4">un calendario con los turnos de cada trabajador. En caso de tener que modificar alguno se solictará la entrega de la autorización por parte del centro</text:span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6">Se pide consultar el estado de la agenda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5">El <text:span text:style-name="T4">sistema muestra el calendario asociado al trabajador del cual se solicita la información</text:span></text:p>
          </table:table-cell>
        </table:table-row>
        <table:table-row table:style-name="Tabla4.2">
          <table:table-cell table:style-name="Tabla4.A4" office:value-type="string">
            <text:p text:style-name="P11">3</text:p>
          </table:table-cell>
          <table:table-cell table:style-name="Tabla4.B4" office:value-type="string">
            <text:p text:style-name="P16">Si no hay mas operaciones el usuario cierra la aplicaci<text:span text:style-name="T6">ó</text:span>n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16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/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1:32.949597538</dc:date>
    <meta:print-date>2012-03-13T15:37:00</meta:print-date>
    <meta:editing-cycles>18</meta:editing-cycles>
    <meta:editing-duration>PT1H10M13S</meta:editing-duration>
    <meta:generator>LibreOffice/5.1.6.2$Linux_X86_64 LibreOffice_project/10m0$Build-2</meta:generator>
    <meta:document-statistic meta:table-count="5" meta:image-count="0" meta:object-count="0" meta:page-count="1" meta:paragraph-count="45" meta:word-count="170" meta:character-count="1092" meta:non-whitespace-character-count="961"/>
  </office:meta>
</office:document-meta>
</file>